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MimeTyp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SessionContext( Session session , Context env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roxy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al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tCharacterEncoding(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ResourceAsStream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Variabl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oxy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ApplicationContext( Context env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roxy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setAttribute( String 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contextualize( org . apache . avalon . framework . context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CocoonContexts.getRequest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Proxy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coon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SessionProxy( Sess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RequestProxy( Reques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xy.ContextProxy( org . apache . cocoon . environment . Contex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roxy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Proxy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